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76fe" officeooo:paragraph-rsid="000f76fe"/>
    </style:style>
    <style:style style:name="P2" style:family="paragraph" style:parent-style-name="Standard" style:list-style-name="L1">
      <style:text-properties officeooo:rsid="000f76fe" officeooo:paragraph-rsid="000f76fe"/>
    </style:style>
    <style:style style:name="P3" style:family="paragraph" style:parent-style-name="Standard">
      <style:text-properties officeooo:rsid="000f76fe" officeooo:paragraph-rsid="00173fb0"/>
    </style:style>
    <style:style style:name="P4" style:family="paragraph" style:parent-style-name="Standard">
      <style:text-properties officeooo:rsid="0010c0d1" officeooo:paragraph-rsid="0010c0d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76fe" officeooo:paragraph-rsid="000f76fe" style:font-weight-asian="bold" style:font-weight-complex="bold"/>
    </style:style>
    <style:style style:name="P6" style:family="paragraph" style:parent-style-name="Standard">
      <style:text-properties officeooo:paragraph-rsid="001a304a"/>
    </style:style>
    <style:style style:name="P7" style:family="paragraph" style:parent-style-name="Standard">
      <style:text-properties officeooo:rsid="001b76d2" officeooo:paragraph-rsid="001b76d2"/>
    </style:style>
    <style:style style:name="P8" style:family="paragraph" style:parent-style-name="Standard" style:list-style-name="L2">
      <style:text-properties officeooo:rsid="001b76d2" officeooo:paragraph-rsid="001b76d2"/>
    </style:style>
    <style:style style:name="P9" style:family="paragraph" style:parent-style-name="Standard">
      <style:text-properties officeooo:rsid="001e01a7" officeooo:paragraph-rsid="001e01a7"/>
    </style:style>
    <style:style style:name="P10" style:family="paragraph" style:parent-style-name="Standard">
      <style:text-properties fo:font-weight="normal" officeooo:rsid="001e01a7" officeooo:paragraph-rsid="001e01a7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0da5b" officeooo:paragraph-rsid="0020da5b" style:font-weight-asian="normal" style:font-weight-complex="normal"/>
    </style:style>
    <style:style style:name="P12" style:family="paragraph" style:parent-style-name="Standard">
      <style:text-properties fo:font-weight="normal" officeooo:rsid="0020da5b" officeooo:paragraph-rsid="0020da5b" style:font-weight-asian="normal" style:font-weight-complex="normal"/>
    </style:style>
    <style:style style:name="P13" style:family="paragraph" style:parent-style-name="Standard" style:list-style-name="L2">
      <style:text-properties officeooo:rsid="001e46dc" officeooo:paragraph-rsid="001e46dc"/>
    </style:style>
    <style:style style:name="P14" style:family="paragraph" style:parent-style-name="Standard" style:list-style-name="L2">
      <style:text-properties officeooo:rsid="001fa0a3" officeooo:paragraph-rsid="001fa0a3"/>
    </style:style>
    <style:style style:name="P15" style:family="paragraph" style:parent-style-name="Standard" style:list-style-name="L1">
      <style:text-properties officeooo:rsid="0020af9d" officeooo:paragraph-rsid="0020af9d"/>
    </style:style>
    <style:style style:name="P16" style:family="paragraph" style:parent-style-name="Standard" style:list-style-name="L2">
      <style:text-properties officeooo:rsid="00240284" officeooo:paragraph-rsid="00240284"/>
    </style:style>
    <style:style style:name="P17" style:family="paragraph" style:parent-style-name="Standard">
      <style:text-properties fo:font-weight="bold" officeooo:rsid="0025cc63" officeooo:paragraph-rsid="0025cc6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51" style:font-weight-asian="bold" style:font-weight-complex="bold"/>
    </style:style>
    <style:style style:name="T3" style:family="text">
      <style:text-properties fo:font-weight="bold" officeooo:rsid="000f76fe" style:font-weight-asian="bold" style:font-weight-complex="bold"/>
    </style:style>
    <style:style style:name="T4" style:family="text">
      <style:text-properties officeooo:rsid="00123cd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0f51" style:font-weight-asian="normal" style:font-weight-complex="normal"/>
    </style:style>
    <style:style style:name="T7" style:family="text">
      <style:text-properties fo:font-weight="normal" officeooo:rsid="001512de" style:font-weight-asian="normal" style:font-weight-complex="normal"/>
    </style:style>
    <style:style style:name="T8" style:family="text">
      <style:text-properties fo:font-weight="normal" officeooo:rsid="00173fb0" style:font-weight-asian="normal" style:font-weight-complex="normal"/>
    </style:style>
    <style:style style:name="T9" style:family="text">
      <style:text-properties fo:font-weight="normal" officeooo:rsid="001a304a" style:font-weight-asian="normal" style:font-weight-complex="normal"/>
    </style:style>
    <style:style style:name="T10" style:family="text">
      <style:text-properties fo:font-weight="normal" officeooo:rsid="00210443" style:font-weight-asian="normal" style:font-weight-complex="normal"/>
    </style:style>
    <style:style style:name="T11" style:family="text">
      <style:text-properties officeooo:rsid="001e46dc"/>
    </style:style>
    <style:style style:name="T12" style:family="text">
      <style:text-properties officeooo:rsid="0020af9d"/>
    </style:style>
    <style:style style:name="T13" style:family="text">
      <style:text-properties officeooo:rsid="00210443"/>
    </style:style>
    <style:style style:name="T14" style:family="text">
      <style:text-properties officeooo:rsid="00240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RKSHOP</text:p>
      <text:p text:style-name="P1"/>
      <text:p text:style-name="P1">- <text:span text:style-name="T1">O que é um sistema distribuído?</text:span></text:p>
      <text:p text:style-name="P6"><text:span text:style-name="T3"><text:tab/></text:span><text:span text:style-name="T6">Um sistema distribuído se caracteriza por dispor de vários de seus processos </text:span><text:span text:style-name="T8">assíncronos</text:span><text:span text:style-name="T6"> funcionamento separadamente, em uma ou várias máquinas, interligados por meio de </text:span><text:span text:style-name="T2">troca de mensagens padronizadas </text:span><text:span text:style-name="T8">disponibilizando em conjunto um ou mais serviços</text:span><text:span text:style-name="T6">. </text:span><text:span text:style-name="T7">O</text:span><text:span text:style-name="T6"> maior exemplo </text:span><text:span text:style-name="T7">de sistema distribuído</text:span><text:span text:style-name="T6"> </text:span><text:span text:style-name="T7">é</text:span><text:span text:style-name="T6"> a própria internet, que dispõe inúmeros serviços dentre os quais </text:span><text:span text:style-name="T7">o </text:span><text:span text:style-name="T6">web, se </text:span><text:span text:style-name="T8">disponibiliza</text:span><text:span text:style-name="T7"> através de inúmeros servidores espalhados ao redor do globo </text:span><text:span text:style-name="T8">e comunica-se através de mensagens padronizadas, </text:span><text:span text:style-name="T9">compondo também o que se chama de um sistema distribuído de sistemas distribuídos (Serviços de roteamento, Domain Name System, etc)</text:span><text:span text:style-name="T7">.</text:span></text:p>
      <text:p text:style-name="P3"><text:span text:style-name="T6"><text:s text:c="3"/></text:span></text:p>
      <text:p text:style-name="P1">- <text:span text:style-name="T1">Características de um sistema distribuído:</text:span></text:p>
      <text:list xml:id="list5983952066682742233" text:style-name="L1">
        <text:list-item>
          <text:p text:style-name="P2">Heterogeneidade (Software/Hardware)</text:p>
        </text:list-item>
        <text:list-item>
          <text:p text:style-name="P2">Escalabilidade </text:p>
        </text:list-item>
        <text:list-item>
          <text:p text:style-name="P2">Segurança</text:p>
        </text:list-item>
        <text:list-item>
          <text:p text:style-name="P2">Confiabilidade</text:p>
        </text:list-item>
        <text:list-item>
          <text:p text:style-name="P2">Compartilhamento de Recursos</text:p>
        </text:list-item>
        <text:list-item>
          <text:p text:style-name="P2">Abertura</text:p>
        </text:list-item>
        <text:list-item>
          <text:p text:style-name="P2">Concorrência</text:p>
        </text:list-item>
        <text:list-item>
          <text:p text:style-name="P2">Tolerância a Falhas</text:p>
        </text:list-item>
        <text:list-item>
          <text:p text:style-name="P2">Transparência</text:p>
        </text:list-item>
        <text:list-item>
          <text:p text:style-name="P2">“<text:span text:style-name="T4">No global Clock</text:span>”</text:p>
        </text:list-item>
        <text:list-item>
          <text:p text:style-name="P15">Arquitetura</text:p>
        </text:list-item>
      </text:list>
      <text:p text:style-name="P1"/>
      <text:p text:style-name="P4">- <text:span text:style-name="T1">Heterogeneidade</text:span></text:p>
      <text:p text:style-name="P4"><text:span text:style-name="T1"/></text:p>
      <text:p text:style-name="P4"><text:span text:style-name="T1"><text:tab/></text:span><text:span text:style-name="T10">Exemplos de heterogeneidade :</text:span></text:p>
      <text:list xml:id="list1776634085372154028" text:style-name="L3">
        <text:list-item>
          <text:p text:style-name="P11"><text:span text:style-name="T13">R</text:span>ede</text:p>
        </text:list-item>
        <text:list-item>
          <text:p text:style-name="P11"><text:span text:style-name="T13">H</text:span>ardware</text:p>
        </text:list-item>
        <text:list-item>
          <text:p text:style-name="P11"><text:span text:style-name="T13">S</text:span>istema operacional</text:p>
        </text:list-item>
        <text:list-item>
          <text:p text:style-name="P11"><text:span text:style-name="T13">L</text:span>inguagem de programação</text:p>
        </text:list-item>
      </text:list>
      <text:p text:style-name="P12"/>
      <text:p text:style-name="P12"><text:tab/>A crescente necessidade de se haver uma integração dentre diferentes tipos de hardware, sistemas operacionais e diferentes programas trouxe também a necessidade de se haver um acordo sobre padrões e normas de comunicação. (O maior deles sendo o IP – Internet Protocol)</text:p>
      <text:p text:style-name="P12"><text:tab/>Middleware – Foi pensado para que houvesse a contínua mitigação dos problemas enfrentados para comunicação de diferentes programas. (Basicamente um tradutor de um programa/sistema para outro.) <text:span text:style-name="T14">(CORBA)</text:span></text:p>
      <text:p text:style-name="P12"><text:tab/><text:span text:style-name="T14">Virtual Machine – Provê uma maneira de se codificar aplicativos para uma plataforma específica, independente de que hardware a VM esteja sendo executada. (JVM)</text:span></text:p>
      <text:p text:style-name="P12"/>
      <text:p text:style-name="P17">- Abertura</text:p>
      <text:p text:style-name="P17"><text:span text:style-name="T5"><text:tab/></text:span></text:p>
      <text:p text:style-name="P17"><text:span text:style-name="T5"><text:tab/>Abertura de um sistema diz respeito a sua capacidade de ser estendido e reimplementado de maneiras diferentes.</text:span></text:p>
      <text:p text:style-name="P17"><text:span text:style-name="T5"><text:tab/></text:span></text:p>
      <text:p text:style-name="P12"/>
      <text:p text:style-name="P9"><text:span text:style-name="T1">- Falhas na rede e comunicação</text:span></text:p>
      <text:p text:style-name="P10"><text:tab/>Falhas são difíceis de se detectar por <text:span text:style-name="T11">termos algumas características já elencadas, como a não existência de um relógio global e não existir um limite de tempo para a comunicação previamente estabelecido. CITAR OS TIPOS DE FALHAS. </text:span></text:p>
      <text:p text:style-name="P4"><text:soft-page-break/><text:span text:style-name="T1"/></text:p>
      <text:p text:style-name="P7">- Melhorias</text:p>
      <text:list xml:id="list694317060060792956" text:style-name="L2">
        <text:list-item>
          <text:p text:style-name="P8">Disponibilização de um número de workers de acordo com a demanda, tendo um máximo de workers por masters <text:span text:style-name="T11">(ou um máximo de frequência de requisições)</text:span></text:p>
        </text:list-item>
        <text:list-item>
          <text:p text:style-name="P8">Disponibilização de um número de masters de acordo com a demanda</text:p>
        </text:list-item>
        <text:list-item>
          <text:p text:style-name="P16">Worker assumir papel de master caso a master caia</text:p>
        </text:list-item>
        <text:list-item>
          <text:p text:style-name="P14">Duplicação do banco de dados (<text:span text:style-name="T12">D</text:span>iminuir <text:span text:style-name="T12">C</text:span>ongestionamento/ <text:span text:style-name="T12">Tolerância a falhas</text:span> )</text:p>
        </text:list-item>
        <text:list-item>
          <text:p text:style-name="P13">Número limite de requisições feita por um mesmo usuário</text:p>
        </text:list-item>
        <text:list-item>
          <text:p text:style-name="P13">Verificação da API usada para o envio da requisição (se é um código python por exemplo ou se é um navegado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6:19:37.304340280</meta:creation-date>
    <dc:date>2019-01-23T16:36:08.327346612</dc:date>
    <meta:editing-duration>PT21H9M34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397" meta:character-count="2544" meta:non-whitespace-character-count="2186"/>
  </office:meta>
</office:document-meta>
</file>